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95c08" officeooo:paragraph-rsid="00195c08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rsid="00195c08" officeooo:paragraph-rsid="00195c08" style:font-size-asian="12pt" style:font-size-complex="12pt"/>
    </style:style>
    <style:style style:name="P1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2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 style:list-style-name="L1">
      <style:paragraph-properties fo:orphans="0" fo:widows="0"/>
      <style:text-properties fo:font-size="12pt" officeooo:rsid="001823dc" officeooo:paragraph-rsid="001823dc" style:font-size-asian="12pt" style:font-size-complex="12pt"/>
    </style:style>
    <style:style style:name="P20" style:family="paragraph" style:parent-style-name="Standard" style:list-style-name="L1">
      <style:paragraph-properties fo:orphans="0" fo:widows="0"/>
      <style:text-properties fo:font-size="12pt" officeooo:rsid="001b683c" officeooo:paragraph-rsid="001b683c" style:font-size-asian="12pt" style:font-size-complex="12pt"/>
    </style:style>
    <style:style style:name="P21" style:family="paragraph" style:parent-style-name="Standard" style:list-style-name="L1">
      <style:paragraph-properties fo:orphans="0" fo:widows="0"/>
      <style:text-properties fo:font-size="12pt" officeooo:rsid="001e2ea6" officeooo:paragraph-rsid="001e2ea6" style:font-size-asian="12pt" style:font-size-complex="12pt"/>
    </style:style>
    <style:style style:name="P22" style:family="paragraph" style:parent-style-name="Standard">
      <style:paragraph-properties fo:orphans="0" fo:widows="0"/>
      <style:text-properties fo:font-size="9pt" officeooo:rsid="00195c08" officeooo:paragraph-rsid="00195c08" style:font-size-asian="9pt" style:font-size-complex="9pt"/>
    </style:style>
    <style:style style:name="P23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9pt" officeooo:rsid="001df353" officeooo:paragraph-rsid="001df353" style:font-size-asian="9pt" style:font-size-complex="9pt"/>
    </style:style>
    <style:style style:name="P25" style:family="paragraph" style:parent-style-name="Standard">
      <style:paragraph-properties fo:orphans="0" fo:widows="0"/>
      <style:text-properties fo:font-size="9pt" officeooo:rsid="001e2ea6" officeooo:paragraph-rsid="001e2ea6" style:font-size-asian="9pt" style:font-size-complex="9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9pt" officeooo:rsid="001e2ea6" officeooo:paragraph-rsid="001e2ea6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23dc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23dc"/>
    </style:style>
    <style:style style:name="T5" style:family="text">
      <style:text-properties officeooo:rsid="001c3546"/>
    </style:style>
    <style:style style:name="T6" style:family="text">
      <style:text-properties officeooo:rsid="001da6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 table:style-name="Table1.3">
          <table:table-cell table:style-name="Table1.A3" office:value-type="string">
            <text:p text:style-name="P13">Test Case ID: <text:span text:style-name="T4">RG-08</text:span></text:p>
          </table:table-cell>
          <table:table-cell table:style-name="Table1.B3" office:value-type="string">
            <text:p text:style-name="P15">Test Designed by: <text:span text:style-name="T4">Bryan Riveros</text:span></text:p>
          </table:table-cell>
        </table:table-row>
        <table:table-row table:style-name="Table1.2">
          <table:table-cell table:style-name="Table1.A4" office:value-type="string">
            <text:p text:style-name="P12">Test Priority (Low/Medium/High): <text:span text:style-name="T4">Medium</text:span></text:p>
          </table:table-cell>
          <table:table-cell table:style-name="Table1.B4" office:value-type="string">
            <text:p text:style-name="P14">Test Designed date: <text:span text:style-name="T4">24/06/2019</text:span></text:p>
          </table:table-cell>
        </table:table-row>
        <table:table-row table:style-name="Table1.3">
          <table:table-cell table:style-name="Table1.A5" office:value-type="string">
            <text:p text:style-name="P12">Module Name: <text:span text:style-name="T4">Cursos</text:span></text:p>
          </table:table-cell>
          <table:table-cell table:style-name="Table1.B5" office:value-type="string">
            <text:p text:style-name="P14">Test Executed by: </text:p>
          </table:table-cell>
        </table:table-row>
        <table:table-row table:style-name="Table1.3">
          <table:table-cell table:style-name="Table1.A6" office:value-type="string">
            <text:p text:style-name="P12">Test Title: <text:span text:style-name="T4">Evaluadores por curso</text:span></text:p>
          </table:table-cell>
          <table:table-cell table:style-name="Table1.B6" office:value-type="string">
            <text:p text:style-name="P14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2">Description: <text:span text:style-name="T4">Cada curso puede tener más de un evaluador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4">Pre-conditions: </text:p>
            <text:list xml:id="list1016283255" text:style-name="L1">
              <text:list-item>
                <text:p text:style-name="P19">Existe cuenta de profesor</text:p>
              </text:list-item>
              <text:list-item>
                <text:p text:style-name="P19">Existen al menos dos evaluadores</text:p>
              </text:list-item>
              <text:list-item>
                <text:p text:style-name="P19">Existe curso</text:p>
              </text:list-item>
              <text:list-item>
                <text:p text:style-name="P20">Existe rúbrica</text:p>
              </text:list-item>
              <text:list-item>
                <text:p text:style-name="P20">Existe evaluación relacionada a rúbrica y curso</text:p>
              </text:list-item>
              <text:list-item>
                <text:p text:style-name="P21">Curso posee grupos y estudiantes pertenecientes a grupos</text:p>
              </text:list-item>
            </text:list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4">Dependencies: </text:p>
            <text:p text:style-name="P10">login, gestión de cursos, <text:span text:style-name="T6">gestión de evaluaciones.</text:span>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7">Test Steps</text:p>
          </table:table-cell>
          <table:table-cell table:style-name="Table2.B1" office:value-type="string">
            <text:p text:style-name="P17">Test Data</text:p>
          </table:table-cell>
          <table:table-cell table:style-name="Table2.D1" office:value-type="string">
            <text:p text:style-name="P17">Expected Result</text:p>
          </table:table-cell>
          <table:table-cell table:style-name="Table2.E1" office:value-type="string">
            <text:p text:style-name="P17">Actual Result</text:p>
          </table:table-cell>
          <table:table-cell table:style-name="Table2.F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4">Hacer login como profeso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Se muestra landing page de profesor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4">Ingresar a sección de <text:span text:style-name="T5">evaluaciones</text:span>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Se muestran l<text:span text:style-name="T5">as evaluaciones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Seleccionar <text:span text:style-name="T5">una evaluación e ingresar a editar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4">Se ven los detalles d<text:span text:style-name="T5">e la evaluación.</text:span>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4">Se agregan dos evaluadores <text:span text:style-name="T5">a la lista de evaluadores y se guarda</text:span></text:p>
          </table:table-cell>
          <table:table-cell table:style-name="Table2.B2" office:value-type="string">
            <text:p text:style-name="P4"/>
          </table:table-cell>
          <table:table-cell table:style-name="Table2.D9" office:value-type="string">
            <text:p text:style-name="P4">Los evaluadores quedan listados.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4">5</text:p>
          </table:table-cell>
          <table:table-cell table:style-name="Table2.B2" office:value-type="string">
            <text:p text:style-name="P25">Hacer log out e ingresar como uno de los evaluadores</text:p>
          </table:table-cell>
          <table:table-cell table:style-name="Table2.B2" office:value-type="string">
            <text:p text:style-name="P4"/>
          </table:table-cell>
          <table:table-cell table:style-name="Table2.D9" office:value-type="string">
            <text:p text:style-name="P25">Aparece landing page de evaluador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6">6</text:p>
          </table:table-cell>
          <table:table-cell table:style-name="Table2.B2" office:value-type="string">
            <text:p text:style-name="P25">Acceder a evaluaciones y comprobar que aparece la evaluación.</text:p>
          </table:table-cell>
          <table:table-cell table:style-name="Table2.B2" office:value-type="string">
            <text:p text:style-name="P4"/>
          </table:table-cell>
          <table:table-cell table:style-name="Table2.D9" office:value-type="string">
            <text:p text:style-name="P25">Aparece listado de evaluaciones.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ext:soft-page-break/>
        <table:table-row table:style-name="Table2.2">
          <table:table-cell table:style-name="Table2.A2" office:value-type="string">
            <text:p text:style-name="P26">7</text:p>
          </table:table-cell>
          <table:table-cell table:style-name="Table2.B2" office:value-type="string">
            <text:p text:style-name="P25">Acceder a evaluación y responderla</text:p>
          </table:table-cell>
          <table:table-cell table:style-name="Table2.B2" office:value-type="string">
            <text:p text:style-name="P4"/>
          </table:table-cell>
          <table:table-cell table:style-name="Table2.D9" office:value-type="string">
            <text:p text:style-name="P25">Evaluación queda guardada.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6">8</text:p>
          </table:table-cell>
          <table:table-cell table:style-name="Table2.B2" office:value-type="string">
            <text:p text:style-name="P25">Repetir pasos 5 – 7 con el segundo evaluador</text:p>
          </table:table-cell>
          <table:table-cell table:style-name="Table2.B2" office:value-type="string">
            <text:p text:style-name="P4"/>
          </table:table-cell>
          <table:table-cell table:style-name="Table2.D9" office:value-type="string">
            <text:p text:style-name="P25">Evaluación queda guardada.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</table:table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Dependencies: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8:17:11.799609881</dc:date>
    <meta:editing-duration>PT17M36S</meta:editing-duration>
    <meta:editing-cycles>10</meta:editing-cycles>
    <meta:document-statistic meta:table-count="3" meta:image-count="0" meta:object-count="0" meta:page-count="2" meta:paragraph-count="52" meta:word-count="207" meta:character-count="1297" meta:non-whitespace-character-count="1139"/>
  </office:meta>
</office:document-meta>
</file>